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4db" officeooo:paragraph-rsid="000bb4db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&gt;&gt; como adicionar o serviço na schedule do linux&lt;&lt;===</text:p>
      <text:p text:style-name="P1"/>
      <text:p text:style-name="P1">Foi criado um usuário ‘nologin’ no qual ficará como executor do serviço.</text:p>
      <text:p text:style-name="P1"/>
      <text:p text:style-name="P1">Foi necessário criar um arquivo.service(zookeeper.service) e salvo no diretório, <text:span text:style-name="T1">etc/systemd/system.</text:span></text:p>
      <text:p text:style-name="P1"><text:span text:style-name="T1"><text:s/>*** Conteudo do arquivo***</text:span></text:p>
      <text:p text:style-name="P1"><text:span text:style-name="T1">[Unit]</text:span></text:p>
      <text:p text:style-name="P1"><text:span text:style-name="T1">Description=Zookeper</text:span></text:p>
      <text:p text:style-name="P1"><text:span text:style-name="T1">After=network.target</text:span></text:p>
      <text:p text:style-name="P1"><text:span text:style-name="T1">[Service]</text:span></text:p>
      <text:p text:style-name="P1"><text:span text:style-name="T1">Type=simple</text:span></text:p>
      <text:p text:style-name="P1"><text:span text:style-name="T1">User=nologin</text:span></text:p>
      <text:p text:style-name="P1"><text:span text:style-name="T1">WorkingDirectory=/home/jonatas/kafka_2.12-2.2.0</text:span></text:p>
      <text:p text:style-name="P1"><text:span text:style-name="T1">ExecStart=/home/jonatas/kafka_2.12-2.2.0/bin/zookeeper-server-start.sh config/zookeeper.properties</text:span></text:p>
      <text:p text:style-name="P1"><text:span text:style-name="T1">Restart=on-abort</text:span></text:p>
      <text:p text:style-name="P1"><text:span text:style-name="T1">[Install]</text:span></text:p>
      <text:p text:style-name="P1"><text:span text:style-name="T1">WantedBy=multi-user.target</text:span></text:p>
      <text:p text:style-name="P1"><text:span text:style-name="T1">*** <text:s text:c="2"/>****</text:span></text:p>
      <text:p text:style-name="P1"><text:span text:style-name="T1"/></text:p>
      <text:p text:style-name="P1"><text:span text:style-name="T1">Após isso adicionado ao Systemctl dando o grant de enable + start</text:span></text:p>
      <text:p text:style-name="P1"><text:span text:style-name="T1">sudo systemctl enable zookeeper.service</text:span></text:p>
      <text:p text:style-name="P1"><text:span text:style-name="T1">sudo systemctl start zookeeper.service</text:span></text:p>
      <text:p text:style-name="P1"><text:span text:style-name="T1"/></text:p>
      <text:p text:style-name="P1"><text:span text:style-name="T1">Após isso foi adicionado que o mesmo seja executado pelo nologin:nologin</text:span></text:p>
      <text:p text:style-name="P1"><text:span text:style-name="T1">sudo chown -R nologin:nologin /home/jonatas/kafka_2.12-2.2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57:43.227431820</meta:creation-date>
    <dc:date>2019-04-15T16:07:48.400902060</dc:date>
    <meta:editing-duration>PT10M7S</meta:editing-duration>
    <meta:editing-cycles>1</meta:editing-cycles>
    <meta:document-statistic meta:table-count="0" meta:image-count="0" meta:object-count="0" meta:page-count="1" meta:paragraph-count="21" meta:word-count="85" meta:character-count="813" meta:non-whitespace-character-count="746"/>
    <meta:generator>LibreOffice/6.0.7.3$Linux_X86_64 LibreOffice_project/00m0$Build-3</meta:generator>
  </office:meta>
</office:document-meta>
</file>